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/>
    </style:style>
    <style:style style:name="gr2" style:family="graphic" style:parent-style-name="standard">
      <style:graphic-properties draw:fill="solid" draw:fill-color="#99ccff"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0.5cm" svg:height="11.5cm" svg:x="9cm" svg:y="2.5cm">
          <text:p text:style-name="P1">Visualis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10.5cm" svg:height="11.5cm" svg:x="9cm" svg:y="15.5cm">
          <text:p text:style-name="P1">Compresso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5.5cm" svg:height="2.5cm" svg:x="1.5cm" svg:y="16.5cm">
          <text:p text:style-name="P1">Arithmetic co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5.5cm" svg:height="2.5cm" svg:x="1.5cm" svg:y="5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5.5cm" svg:height="2.5cm" svg:x="1.5cm" svg:y="1.5cm">
          <text:p text:style-name="P1">Quantiser</text:p>
          <draw:enhanced-geometry svg:viewBox="0 0 21600 21600" draw:type="rectangle" draw:enhanced-path="M 0 0 L 21600 0 21600 21600 0 21600 0 0 Z N"/>
        </draw:custom-shape>
        <draw:custom-shape draw:style-name="gr4" draw:text-style-name="P1" draw:id="id6" draw:layer="layout" svg:width="5.5cm" svg:height="2.5cm" svg:x="1.5cm" svg:y="13cm">
          <text:p text:style-name="P1">Verifiers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5.5cm" svg:height="2.5cm" svg:x="1.5cm" svg:y="8.5cm">
          <text:p text:style-name="P1">Water cluster </text:p>
          <text:p text:style-name="P1">extract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.5cm" svg:y="26.5cm">
          <text:p text:style-name="P1">Keega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.5cm" svg:x="1.5cm" svg:y="25cm">
          <text:p text:style-name="P1">Julia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1.5cm" svg:x="1.5cm" svg:y="23.5cm">
          <text:p text:style-name="P1">Min-Young</text:p>
          <draw:enhanced-geometry svg:viewBox="0 0 21600 21600" draw:type="rectangle" draw:enhanced-path="M 0 0 L 21600 0 21600 21600 0 21600 0 0 Z N"/>
        </draw:custom-shape>
        <draw:frame draw:style-name="gr6" draw:layer="layout" svg:width="2.61cm" svg:height="0.962cm" svg:x="2.8cm" svg:y="22cm">
          <draw:text-box>
            <text:p>Legend</text:p>
          </draw:text-box>
        </draw:frame>
        <draw:custom-shape draw:style-name="gr3" draw:text-style-name="P1" draw:layer="layout" svg:width="9.5cm" svg:height="4.5cm" svg:x="9.5cm" svg:y="17cm">
          <text:p text:style-name="P1">Interframe compresso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cm" svg:height="4.5cm" svg:x="9.5cm" svg:y="22cm">
          <text:p text:style-name="P1">Intraframe compressors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cm" svg:y1="8.25cm" svg:x2="7cm" svg:y2="2.75cm" draw:start-shape="id1" draw:end-shape="id2" draw:end-glue-point="1" svg:d="m9000 8250h-1000v-5500h-1000">
          <text:p/>
        </draw:connector>
        <draw:connector draw:style-name="gr7" draw:text-style-name="P1" draw:layer="layout" svg:x1="9cm" svg:y1="8.25cm" svg:x2="7cm" svg:y2="6.25cm" draw:start-shape="id1" draw:start-glue-point="3" draw:end-shape="id3" draw:end-glue-point="1" svg:d="m9000 8250h-1000v-2000h-1000">
          <text:p/>
        </draw:connector>
        <draw:connector draw:style-name="gr7" draw:text-style-name="P1" draw:layer="layout" svg:x1="9cm" svg:y1="21.25cm" svg:x2="7.031cm" svg:y2="3.638cm" draw:start-shape="id4" draw:start-glue-point="3" svg:d="m9000 21250h-1235v-17612h-734">
          <text:p/>
        </draw:connector>
        <draw:connector draw:style-name="gr7" draw:text-style-name="P1" draw:layer="layout" svg:x1="9cm" svg:y1="21.25cm" svg:x2="7.08cm" svg:y2="7.325cm" draw:start-shape="id4" draw:start-glue-point="3" svg:d="m9000 21250h-1210v-13925h-710">
          <text:p/>
        </draw:connector>
        <draw:connector draw:style-name="gr7" draw:text-style-name="P1" draw:layer="layout" svg:x1="9cm" svg:y1="8.25cm" svg:x2="7cm" svg:y2="9.75cm" draw:start-shape="id1" draw:end-shape="id5" draw:end-glue-point="1" svg:d="m9000 8250h-1000v1500h-1000">
          <text:p/>
        </draw:connector>
        <draw:connector draw:style-name="gr7" draw:text-style-name="P1" draw:layer="layout" svg:x1="9cm" svg:y1="21.25cm" svg:x2="7.031cm" svg:y2="10.571cm" draw:start-shape="id4" draw:start-glue-point="3" svg:d="m9000 21250h-1235v-10679h-734">
          <text:p/>
        </draw:connector>
        <draw:connector draw:style-name="gr7" draw:text-style-name="P1" draw:layer="layout" svg:x1="9cm" svg:y1="21.25cm" svg:x2="7cm" svg:y2="14.25cm" draw:start-shape="id4" draw:end-shape="id6" draw:end-glue-point="1" svg:d="m9000 21250h-1000v-7000h-1000">
          <text:p/>
        </draw:connector>
        <draw:connector draw:style-name="gr7" draw:text-style-name="P1" draw:layer="layout" svg:x1="9cm" svg:y1="21.25cm" svg:x2="7cm" svg:y2="17.75cm" draw:start-shape="id4" draw:start-glue-point="3" draw:end-shape="id7" draw:end-glue-point="1" svg:d="m9000 21250h-1000v-3500h-1000">
          <text:p/>
        </draw:connector>
        <draw:custom-shape draw:style-name="gr8" draw:text-style-name="P1" draw:layer="layout" svg:width="9.5cm" svg:height="1.5cm" svg:x="9.5cm" svg:y="4cm">
          <text:p text:style-name="P1">Water poi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cm" svg:height="1.5cm" svg:x="9.5cm" svg:y="8cm">
          <text:p text:style-name="P1">Metaball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cm" svg:height="1.5cm" svg:x="9.5cm" svg:y="12cm">
          <text:p text:style-name="P1">Quantisation erro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cm" svg:height="1.5cm" svg:x="9.5cm" svg:y="6cm">
          <text:p text:style-name="P1">Ball and stick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cm" svg:height="1.5cm" svg:x="9.5cm" svg:y="10cm">
          <text:p text:style-name="P1">Water clus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10:50:04</meta:creation-date>
    <dc:date>2009-10-26T18:34:59</dc:date>
    <meta:editing-duration>PT00H37M05S</meta:editing-duration>
    <meta:editing-cycles>6</meta:editing-cycles>
    <meta:generator>OpenOffice.org/3.1$Linux OpenOffice.org_project/310m19$Build-9420</meta:generator>
    <dc:creator>Min-Young Wu</dc:cre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